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Standard" style:list-style-name="L2">
      <style:text-properties fo:language="en" fo:country="US"/>
    </style:style>
    <style:style style:name="P5" style:family="paragraph" style:parent-style-name="Standard">
      <style:paragraph-properties style:writing-mode="lr-tb"/>
      <style:text-properties fo:language="en" fo:country="US"/>
    </style:style>
    <style:style style:name="P6" style:family="paragraph" style:parent-style-name="Standard" style:list-style-name="L1">
      <style:paragraph-properties style:writing-mode="lr-tb"/>
      <style:text-properties fo:language="en" fo:country="US"/>
    </style:style>
    <style:style style:name="P7" style:family="paragraph" style:parent-style-name="Standard" style:list-style-name="L3">
      <style:paragraph-properties style:writing-mode="lr-tb"/>
      <style:text-properties fo:language="en" fo:country="US"/>
    </style:style>
    <style:style style:name="P8" style:family="paragraph" style:parent-style-name="Standard" style:list-style-name="L4">
      <style:paragraph-properties style:writing-mode="lr-tb"/>
      <style:text-properties fo:language="en" fo:country="US"/>
    </style:style>
    <style:style style:name="P9" style:family="paragraph" style:parent-style-name="Heading_20_2">
      <style:text-properties fo:language="en" fo:country="US"/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eswitch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Contents</text:p>
          </text:index-title>
          <text:p text:style-name="P10">Description<text:tab/>1</text:p>
          <text:p text:style-name="P10">Screens<text:tab/>1</text:p>
          <text:p text:style-name="P10">Main menu<text:tab/>1</text:p>
          <text:p text:style-name="P10">Game screen<text:tab/>1</text:p>
          <text:p text:style-name="P10">Basic gameplay loop<text:tab/>1</text:p>
          <text:p text:style-name="P10">Constants<text:tab/>2</text:p>
          <text:p text:style-name="P10">Variables<text:tab/>2</text:p>
        </text:index-body>
      </text:table-of-content>
      <text:p text:style-name="P1"/>
      <text:p text:style-name="P1"/>
      <text:h text:style-name="Heading_20_2" text:outline-level="2">Description</text:h>
      <text:p text:style-name="P1"/>
      <text:p text:style-name="P1">A car drives down the highway, dodging traffic. Every dodged car increases score. The speed rises constantly.</text:p>
      <text:p text:style-name="P1"/>
      <text:h text:style-name="Heading_20_2" text:outline-level="2">Screens</text:h>
      <text:p text:style-name="P1"/>
      <text:list xml:id="list2362425198454946507" text:style-name="L1">
        <text:list-item>
          <text:p text:style-name="P3">Main menu</text:p>
        </text:list-item>
      </text:list>
      <text:list xml:id="list6267681190251817641" text:style-name="L2">
        <text:list-item>
          <text:p text:style-name="P4">Game screen</text:p>
        </text:list-item>
      </text:list>
      <text:p text:style-name="P5"/>
      <text:h text:style-name="Heading_20_2" text:outline-level="2">Main menu</text:h>
      <text:p text:style-name="P5"/>
      <text:list xml:id="list35799754" text:continue-list="list2362425198454946507" text:style-name="L1">
        <text:list-item>
          <text:p text:style-name="P3">Game title</text:p>
        </text:list-item>
        <text:list-item>
          <text:p text:style-name="P3">“Play” button</text:p>
        </text:list-item>
        <text:list-item>
          <text:p text:style-name="P6">“Quit” button</text:p>
        </text:list-item>
      </text:list>
      <text:p text:style-name="P5"/>
      <text:h text:style-name="Heading_20_2" text:outline-level="2">Game screen</text:h>
      <text:p text:style-name="P5"/>
      <text:list xml:id="list1412513091828718416" text:style-name="L3">
        <text:list-item>
          <text:p text:style-name="P7">Highway (3 lanes)</text:p>
        </text:list-item>
        <text:list-item>
          <text:p text:style-name="P7">Car (at the top)</text:p>
        </text:list-item>
        <text:list-item>
          <text:p text:style-name="P7">Traffic cars</text:p>
        </text:list-item>
        <text:list-item>
          <text:p text:style-name="P7">Speed label</text:p>
        </text:list-item>
        <text:list-item>
          <text:p text:style-name="P7">Score label</text:p>
        </text:list-item>
      </text:list>
      <text:p text:style-name="P5"/>
      <text:h text:style-name="Heading_20_2" text:outline-level="2">Basic gameplay loop</text:h>
      <text:p text:style-name="P5"/>
      <text:list xml:id="list3407151277587719082" text:style-name="L4">
        <text:list-item>
          <text:p text:style-name="P8">Highway, on which there are traffic cars, scrolls up with speed <text:span text:style-name="T1">speed</text:span>.</text:p>
        </text:list-item>
        <text:list-item>
          <text:p text:style-name="P8">As soon as traffic cars scroll from view, they are replaced by others on new stretches of the road.</text:p>
        </text:list-item>
        <text:list-item>
          <text:p text:style-name="P8"><text:soft-page-break/>Player starts on center lane and can switch lanes.</text:p>
        </text:list-item>
        <text:list-item>
          <text:p text:style-name="P8">If player collides with another car, the game is over.</text:p>
        </text:list-item>
        <text:list-item>
          <text:p text:style-name="P8">Each passed car increases score.</text:p>
        </text:list-item>
        <text:list-item>
          <text:p text:style-name="P8">Every <text:span text:style-name="T1">cars_for_speed_increase</text:span> cars, the score increases by <text:span text:style-name="T1">speed_delta</text:span> points.</text:p>
        </text:list-item>
      </text:list>
      <text:p text:style-name="P5"/>
      <text:h text:style-name="P9" text:outline-level="2">Constants</text:h>
      <text:p text:style-name="P5"><text:span text:style-name="T1">speed_delta</text:span> <text:s/>- speed increase</text:p>
      <text:p text:style-name="P5"><text:span text:style-name="T1">cars_for_speed_increase</text:span> – number of cars for speed increase</text:p>
      <text:h text:style-name="Heading_20_2" text:outline-level="2">Variables</text:h>
      <text:p text:style-name="P5"><text:span text:style-name="T1">speed</text:span> – speed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08T13:42:56.79</meta:creation-date>
    <dc:date>2021-08-08T15:56:15.83</dc:date>
    <meta:editing-duration>PT1H31M17S</meta:editing-duration>
    <meta:editing-cycles>19</meta:editing-cycles>
    <meta:generator>OpenOffice/4.1.7$Win32 OpenOffice.org_project/417m1$Build-9800</meta:generator>
    <meta:document-statistic meta:table-count="0" meta:image-count="0" meta:object-count="0" meta:page-count="2" meta:paragraph-count="36" meta:word-count="166" meta:character-count="912"/>
  </office:meta>
</office:document-meta>
</file>